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800000165DEBE8871.png" manifest:media-type="image/png"/>
  <manifest:file-entry manifest:full-path="Pictures/10000000000003200000015E3D4DB8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63cm" svg:height="7.842cm" svg:x="0.514cm" svg:y="0.779cm">
          <draw:image xlink:href="Pictures/10000000000004A800000165DEBE8871.png" xlink:type="simple" xlink:show="embed" xlink:actuate="onLoad" draw:mime-type="image/png">
            <text:p/>
          </draw:image>
        </draw:frame>
        <draw:frame draw:style-name="gr1" draw:text-style-name="P1" draw:layer="layout" svg:width="18.885cm" svg:height="8.261cm" svg:x="5.839cm" svg:y="5.737cm">
          <draw:image xlink:href="Pictures/10000000000003200000015E3D4DB8C5.png" xlink:type="simple" xlink:show="embed" xlink:actuate="onLoad" draw:mime-type="image/png">
            <text:p/>
          </draw:image>
        </draw:frame>
        <draw:line draw:style-name="gr2" draw:text-style-name="P2" draw:layer="layout" svg:x1="3.475cm" svg:y1="6.566cm" svg:x2="5.688cm" svg:y2="6.56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21T16:58:31.217000000</meta:creation-date>
    <dc:date>2025-06-21T20:20:13.403000000</dc:date>
    <meta:editing-duration>PT10M3S</meta:editing-duration>
    <meta:editing-cycles>2</meta:editing-cycles>
    <meta:generator>LibreOffice/24.8.7.2$Windows_X86_64 LibreOffice_project/e07d0a63a46349d29051da79b1fde8160bab2a89</meta:generator>
    <meta:document-statistic meta:object-count="26"/>
  </office:meta>
</office:document-meta>
</file>